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6ca2"/>
    </style:style>
    <style:style style:name="P3" style:family="paragraph" style:parent-style-name="Standard">
      <style:paragraph-properties fo:text-align="justify" style:justify-single-word="false"/>
      <style:text-properties officeooo:paragraph-rsid="0006e606"/>
    </style:style>
    <style:style style:name="P4" style:family="paragraph" style:parent-style-name="Standard">
      <style:paragraph-properties fo:text-align="justify" style:justify-single-word="false"/>
      <style:text-properties officeooo:paragraph-rsid="000a0195"/>
    </style:style>
    <style:style style:name="P5" style:family="paragraph" style:parent-style-name="Standard">
      <style:paragraph-properties fo:text-align="justify" style:justify-single-word="false"/>
      <style:text-properties officeooo:paragraph-rsid="000de97b"/>
    </style:style>
    <style:style style:name="P6" style:family="paragraph" style:parent-style-name="Standard">
      <style:paragraph-properties fo:text-align="center" style:justify-single-word="false"/>
    </style:style>
    <style:style style:name="T1" style:family="text">
      <style:text-properties officeooo:rsid="0005b49f"/>
    </style:style>
    <style:style style:name="T2" style:family="text">
      <style:text-properties fo:color="#ff0000"/>
    </style:style>
    <style:style style:name="T3" style:family="text">
      <style:text-properties fo:color="#ff0000" officeooo:rsid="00081330"/>
    </style:style>
    <style:style style:name="T4" style:family="text">
      <style:text-properties officeooo:rsid="00081330"/>
    </style:style>
    <style:style style:name="T5" style:family="text">
      <style:text-properties fo:color="#00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Static Variables</text:span></text:p>
      <text:p text:style-name="P1"/>
      <text:p text:style-name="P2"><text:span text:style-name="Strong_20_Emphasis">Static variables in a Function</text:span>: </text:p>
      <text:p text:style-name="P2"/>
      <text:p text:style-name="P2">When a variable is declared as static, space for <text:span text:style-name="Strong_20_Emphasis">it gets allocated for the lifetime of the program</text:span>. Even if the function is called multiple times, space for the static variable is allocated only once and the value of variable in the previous call gets carried through the next function call. <text:span text:style-name="T1">It will be initialized once in the first call to the function.</text:span> </text:p>
      <text:p text:style-name="P1"/>
      <text:p text:style-name="P3"><text:span text:style-name="Strong_20_Emphasis">Static variables in a class</text:span>: </text:p>
      <text:p text:style-name="P3"/>
      <text:p text:style-name="P3">As the variables declared as static are initialized only once as they are allocated space in separate static storage so, the static variables <text:span text:style-name="Strong_20_Emphasis">in a class are shared by the objects.</text:span> There can not be multiple copies of same static variables for different objects. Also because of this reason static variables can not be initialized using constructors.</text:p>
      <text:p text:style-name="P1"/>
      <text:p text:style-name="P1"><text:span text:style-name="T3">A</text:span><text:span text:style-name="T2"> static variable</text:span> inside a class should be <text:span text:style-name="T2">initialized explicitly</text:span> by the user using the class name and scope resolution operator <text:span text:style-name="T2">outside the class</text:span>.</text:p>
      <text:p text:style-name="P1"/>
      <text:p text:style-name="P1"/>
      <text:p text:style-name="P4"><text:span text:style-name="Strong_20_Emphasis">Class objects as static</text:span>: </text:p>
      <text:p text:style-name="P4"/>
      <text:p text:style-name="P4">Just like variables, <text:span text:style-name="T2">objects</text:span> also when <text:span text:style-name="T5">declared as static</text:span> have a scope <text:span text:style-name="T2">till the lifetime of program</text:span>.<text:line-break/>Consider the below program where the object is non-static.</text:p>
      <text:p text:style-name="P1"/>
      <text:p text:style-name="P5"><text:span text:style-name="Strong_20_Emphasis">Static functions in a class</text:span>: </text:p>
      <text:p text:style-name="P5"/>
      <text:p text:style-name="P5">Just like the static data members or static variables inside the class, static member functions also does not depend on object of class. We are allowed to invoke a static member function using the object and the ‘.’ operator but it is recommended to invoke the static members using the class name and the scope resolution operator.</text:p>
      <text:p text:style-name="P5"><text:line-break/><text:span text:style-name="Strong_20_Emphasis">Static member functions are </text:span><text:span text:style-name="Strong_20_Emphasis"><text:span text:style-name="T2">allowed to access only the static data members</text:span></text:span><text:span text:style-name="Strong_20_Emphasis"> or </text:span><text:span text:style-name="Strong_20_Emphasis"><text:span text:style-name="T2">other static member functions</text:span></text:span>, they can not access the non-static data members or member functions of the class.</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15:02:49.149068459</meta:creation-date>
    <dc:date>2022-08-14T15:59:24.779461445</dc:date>
    <meta:editing-duration>PT56M36S</meta:editing-duration>
    <meta:editing-cycles>10</meta:editing-cycles>
    <meta:generator>LibreOffice/6.4.7.2$Linux_X86_64 LibreOffice_project/40$Build-2</meta:generator>
    <meta:document-statistic meta:table-count="0" meta:image-count="0" meta:object-count="0" meta:page-count="1" meta:paragraph-count="11" meta:word-count="279" meta:character-count="1662" meta:non-whitespace-character-count="1388"/>
  </office:meta>
</office:document-meta>
</file>